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2 11 6 4 2 2 2 2 2 4"/>
    <style:font-face style:name="EasyReading" svg:font-family="EasyReading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e" style:master-page-name="MP0" style:family="paragraph">
      <style:paragraph-properties fo:break-before="page" fo:text-align="center"/>
      <style:text-properties style:font-name="EasyReading" fo:font-weight="bold" style:font-weight-asian="bold" fo:font-size="14pt" style:font-size-asian="14pt" style:font-size-complex="14pt"/>
    </style:style>
    <style:style style:name="P2" style:parent-style-name="Normale" style:family="paragraph">
      <style:paragraph-properties fo:text-align="center"/>
      <style:text-properties style:font-name="EasyReading" fo:font-weight="bold" style:font-weight-asian="bold" fo:font-size="24pt" style:font-size-asian="24pt" style:font-size-complex="24pt"/>
    </style:style>
  </office:automatic-styles>
  <office:body>
    <office:text text:use-soft-page-breaks="true">
      <text:p text:style-name="P1">Basi di dati e Sistemi Informativi: Sperimentazioni A.A. 2020-2021</text:p>
      <text:p text:style-name="P2">BOZZA DDL E DML</text:p>
      <text:h text:style-name="Titolo1" text:outline-level="1">3 DDL di creazione del database</text:h>
      <text:p text:style-name="Textbody">&lt;qui inserite solo qualche commento su cosa avete fatto (es. spiegazione di vincoli complessi). Mettete il codice di<text:s/>creazione del database in un file a parte denominato VostriCognomi_DDL.sql (es. Striani_DDL.sql)&gt;</text:p>
      <text:h text:style-name="Titolo1" text:outline-level="1">4 DML di popolamento di tutte le tabelle del database</text:h>
      <text:p text:style-name="Textbody">&lt;non è richiesto (ed è una perdita di tempo) inserire una grande quantità di dati. Una cosa sensata: le<text:s/>tabelle fisse andrebbero popolate tutte (se piccole), per quelle variabili e/o grandi bastano pochi elementi (5, max 10). Se popolate il database con dati verosimili potreste rendervi conto di errori commessi nella fase di progettazione concettuale e di cui avreste dovuto rendervi conto prima&gt;<text:line-break/>&lt;qui inserite solo qualche commento (es. spiegazione del perché i dati da voi inseriti coprono i casi più frequenti e – possibilmente – quelli limite). Mettete il codice in un file a parte denominato VostriCognomi_DMLPOP.sql (es. Striani_DMLPOP.sql)&gt;</text:p>
      <text:h text:style-name="Titolo1" text:outline-level="1">5 DML di modifica</text:h>
      <text:p text:style-name="Textbody">&lt;soltanto qualche modifica del DB che rispecchi le operazioni più frequenti (es. aggiunta di un utente)&gt;<text:line-break/>&lt;qui inserite solo qualche commento (es. quali operazioni del file corrispondono a quali operazioni<text:s/>della tabella delle operazioni). Mettete il codice in un file a parte denominato VostriCognomi_DMLUPD.sql (es. Striani_DMLUPD.sql)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2 11 6 4 2 2 2 2 2 4"/>
    <style:font-face style:name="EasyReading" svg:font-family="EasyReading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0395in" fo:margin-bottom="0.0784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style:font-name="Arial" style:font-name-asian="Arial" style:font-name-complex="Arial" fo:font-weight="bold" style:font-weight-asian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Times New Roman" style:font-name-asian="Times New Roman" style:font-name-complex="Times New Roman"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nuel Striani</dc:creator>
    <meta:creation-date>2017-11-17T10:30:00Z</meta:creation-date>
    <dc:date>2020-12-15T08:45:00Z</dc:date>
    <meta:template xlink:href="Normal.dotm" xlink:type="simple"/>
    <meta:editing-cycles>39</meta:editing-cycles>
    <meta:editing-duration>PT8400S</meta:editing-duration>
    <meta:document-statistic meta:page-count="1" meta:paragraph-count="2" meta:word-count="207" meta:character-count="1387" meta:row-count="9" meta:non-whitespace-character-count="1182"/>
  </office:meta>
</office:document-meta>
</file>